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A0000002DA441A2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padding="0cm" fo:border-left="none" fo:border-right="none" fo:border-top="0.002cm solid #000000" fo:border-bottom="none" style:shadow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manifestInfo"/>
        <text:variable-decl office:value-type="string" text:name="siteInfo"/>
        <text:variable-decl office:value-type="string" text:name="scanInfo"/>
        <text:variable-decl office:value-type="string" text:name="driverInfo"/>
        <text:variable-decl office:value-type="string" text:name="keyInf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river Info</text:h>
      <text:p text:style-name="Text_20_body"><text:variable-set text:name="driverInfo" office:value-type="string">driverInfo</text:variable-set></text:p>
      <text:p text:style-name="Text_20_body"><draw:frame draw:style-name="fr1" draw:name="driverBarcode" text:anchor-type="as-char" svg:width="14.462cm" svg:height="1.588cm" draw:z-index="1"><draw:image xlink:href="Pictures/100002010000019A0000002DA441A231.png" xlink:type="simple" xlink:show="embed" xlink:actuate="onLoad"/></draw:frame></text:p>
      <text:h text:style-name="Heading_20_1" text:outline-level="1">Manifest Info</text:h>
      <text:p text:style-name="Text_20_body"><text:variable-set text:name="manifestInfo" office:value-type="string">manifestInfo</text:variable-set></text:p>
      <text:p text:style-name="Text_20_body"><draw:frame draw:style-name="fr2" draw:name="manifestBarcode" text:anchor-type="as-char" svg:y="0cm" svg:width="14.462cm" svg:height="1.588cm" draw:z-index="2"><draw:image xlink:href="Pictures/100002010000019A0000002DA441A231.png" xlink:type="simple" xlink:show="embed" xlink:actuate="onLoad"/></draw:frame></text:p>
      <text:h text:style-name="Heading_20_1" text:outline-level="1">Key</text:h>
      <text:p text:style-name="Text_20_body"><text:variable-set text:name="keyInfo" office:value-type="string">keyInfo</text:variable-set></text:p>
      <text:p text:style-name="Text_20_body"><draw:frame draw:style-name="fr2" draw:name="keyBarcode" text:anchor-type="as-char" svg:y="0cm" svg:width="14.462cm" svg:height="1.588cm" draw:z-index="4"><draw:image xlink:href="Pictures/100002010000019A0000002DA441A231.png" xlink:type="simple" xlink:show="embed" xlink:actuate="onLoad"/></draw:frame></text:p>
      <text:h text:style-name="P1" text:outline-level="1">Site</text:h>
      <text:p text:style-name="Text_20_body"><text:tab/><text:variable-set text:name="siteInfo" office:value-type="string">siteInfo</text:variable-set></text:p>
      <text:p text:style-name="Text_20_body"><text:s/><text:tab/><draw:frame draw:style-name="fr1" draw:name="siteBarcode" text:anchor-type="as-char" svg:width="14.462cm" svg:height="1.588cm" draw:z-index="3"><draw:image xlink:href="Pictures/100002010000019A0000002DA441A231.png" xlink:type="simple" xlink:show="embed" xlink:actuate="onLoad"/></draw:frame></text:p>
      <text:h text:style-name="Heading_20_1" text:outline-level="1">Scan</text:h>
      <text:p text:style-name="Text_20_body"><text:tab/><text:tab/><text:variable-set text:name="scanInfo" office:value-type="string">scanInfo</text:variable-set></text:p>
      <text:p text:style-name="Text_20_body"><text:tab/><text:tab/><draw:frame draw:style-name="fr1" draw:name="scanBarcode" text:anchor-type="as-char" svg:width="14.462cm" svg:height="1.588cm" draw:z-index="0"><draw:image xlink:href="Pictures/100002010000019A0000002DA441A2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y" fo:country="GB" style:font-size-asian="12pt" style:language-asian="cy" style:country-asian="GB" style:font-size-complex="12pt" style:language-complex="cy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y" fo:country="GB" style:font-name-asian="DejaVu Sans" style:font-size-asian="12pt" style:language-asian="cy" style:country-asian="GB" style:font-name-complex="DejaVu Sans" style:font-size-complex="12pt" style:language-complex="cy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GB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Caption" style:next-style-name="Text_20_body" style:class="text" style:default-outline-level="1">
      <style:paragraph-properties fo:margin-top="0cm" fo:margin-bottom="0cm"/>
      <style:text-properties fo:font-size="14pt" fo:font-weight="normal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9-03-11T16:56:45</meta:creation-date>
    <dc:date>2009-03-11T16:58:42</dc:date>
    <dc:language>cy-GB</dc:language>
    <meta:editing-cycles>6</meta:editing-cycles>
    <meta:editing-duration>PT11M45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15" meta:word-count="7" meta:character-count="52"/>
  </office:meta>
</office:document-meta>
</file>